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812cm" fo:margin-left="-0.704cm" table:align="left"/>
    </style:style>
    <style:style style:name="Table1.A" style:family="table-column">
      <style:table-column-properties style:column-width="6.376cm"/>
    </style:style>
    <style:style style:name="Table1.B" style:family="table-column">
      <style:table-column-properties style:column-width="5.662cm"/>
    </style:style>
    <style:style style:name="Table1.C" style:family="table-column">
      <style:table-column-properties style:column-width="6.77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07cm" fo:margin-left="0.116cm" table:align="left"/>
    </style:style>
    <style:style style:name="Table3.A" style:family="table-column">
      <style:table-column-properties style:column-width="5.556cm"/>
    </style:style>
    <style:style style:name="Table3.B" style:family="table-column">
      <style:table-column-properties style:column-width="5.662cm"/>
    </style:style>
    <style:style style:name="Table3.C" style:family="table-column">
      <style:table-column-properties style:column-width="5.68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17.25pt"/>
    </style:style>
    <style:style style:name="P2" style:family="paragraph" style:parent-style-name="Standard">
      <style:paragraph-properties fo:line-height="150%"/>
      <style:text-properties style:font-name="sans-serif" fo:font-size="13pt" style:font-size-asian="13pt" style:font-size-complex="13pt"/>
    </style:style>
    <style:style style:name="P3" style:family="paragraph" style:parent-style-name="Standard">
      <style:text-properties officeooo:rsid="000906d3" officeooo:paragraph-rsid="000906d3"/>
    </style:style>
    <style:style style:name="P4" style:family="paragraph" style:parent-style-name="Standard">
      <style:text-properties officeooo:rsid="000b04ff" officeooo:paragraph-rsid="000b04ff"/>
    </style:style>
    <style:style style:name="P5" style:family="paragraph" style:parent-style-name="Standard">
      <style:text-properties officeooo:rsid="000e2593" officeooo:paragraph-rsid="000e2593"/>
    </style:style>
    <style:style style:name="P6" style:family="paragraph" style:parent-style-name="Standard">
      <style:paragraph-properties fo:line-height="150%"/>
      <style:text-properties style:font-name="Abyssinica SIL" fo:font-size="13pt" style:font-size-asian="13pt" style:font-size-complex="13pt"/>
    </style:style>
    <style:style style:name="P7" style:family="paragraph" style:parent-style-name="Standard">
      <style:paragraph-properties fo:line-height="150%" fo:text-align="start" style:justify-single-word="false"/>
      <style:text-properties style:font-name="Abyssinica SIL" fo:font-size="13pt" style:font-size-asian="13pt" style:font-size-complex="13pt"/>
    </style:style>
    <style:style style:name="P8" style:family="paragraph" style:parent-style-name="Standard">
      <style:paragraph-properties fo:line-height="150%" fo:text-align="start" style:justify-single-word="false"/>
      <style:text-properties style:font-name="Abyssinica SIL" fo:font-size="13pt" officeooo:paragraph-rsid="000fa94b" style:font-size-asian="13pt" style:font-size-complex="13pt"/>
    </style:style>
    <style:style style:name="P9" style:family="paragraph" style:parent-style-name="Standard">
      <style:paragraph-properties fo:line-height="150%" fo:text-align="start" style:justify-single-word="false"/>
      <style:text-properties style:font-name="Abyssinica SIL" fo:font-size="13pt" officeooo:paragraph-rsid="0009f75e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Abyssinica SIL" fo:font-size="13pt" officeooo:paragraph-rsid="001555d8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Abyssinica SIL" fo:font-size="13pt" officeooo:paragraph-rsid="000fa94b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Abyssinica SIL" fo:font-size="13pt" officeooo:paragraph-rsid="0019f558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Abyssinica SIL" fo:font-size="13pt" officeooo:paragraph-rsid="001b4dc3" style:font-size-asian="13pt" style:font-size-complex="13pt"/>
    </style:style>
    <style:style style:name="P14" style:family="paragraph" style:parent-style-name="Standard">
      <style:paragraph-properties fo:line-height="150%"/>
      <style:text-properties fo:font-size="13pt" style:font-size-asian="13pt" style:font-size-complex="13pt"/>
    </style:style>
    <style:style style:name="P15" style:family="paragraph" style:parent-style-name="Standard">
      <style:text-properties fo:font-weight="bold" officeooo:rsid="000906d3" officeooo:paragraph-rsid="000906d3" style:font-weight-asian="bold" style:font-weight-complex="bold"/>
    </style:style>
    <style:style style:name="P16" style:family="paragraph" style:parent-style-name="Standard">
      <style:text-properties fo:font-weight="bold" officeooo:rsid="000b04ff" officeooo:paragraph-rsid="000b04ff" style:font-weight-asian="bold" style:font-weight-complex="bold"/>
    </style:style>
    <style:style style:name="P17" style:family="paragraph" style:parent-style-name="Standard">
      <style:text-properties fo:font-weight="bold" officeooo:rsid="000e2593" officeooo:paragraph-rsid="000e2593" style:font-weight-asian="bold" style:font-weight-complex="bold"/>
    </style:style>
    <style:style style:name="P18" style:family="paragraph" style:parent-style-name="Standard">
      <style:text-properties fo:font-weight="bold" officeooo:rsid="0019f558" officeooo:paragraph-rsid="0019f558" style:font-weight-asian="bold" style:font-weight-complex="bold"/>
    </style:style>
    <style:style style:name="P19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/>
      <style:text-properties style:font-name="Abyssinica SIL" fo:font-size="13pt" officeooo:paragraph-rsid="000fa94b" style:font-size-asian="13pt" style:font-size-complex="13pt"/>
    </style:style>
    <style:style style:name="P20" style:family="paragraph" style:parent-style-name="Table_20_Contents">
      <style:paragraph-properties fo:line-height="150%"/>
      <style:text-properties style:font-name="Abyssinica SIL" fo:font-size="13pt" style:font-size-asian="13pt" style:font-size-complex="13pt"/>
    </style:style>
    <style:style style:name="P21" style:family="paragraph" style:parent-style-name="Table_20_Contents">
      <style:paragraph-properties fo:line-height="150%" fo:text-align="start" style:justify-single-word="false"/>
      <style:text-properties style:font-name="Abyssinica SIL" fo:font-size="13pt" style:font-size-asian="13pt" style:font-size-complex="13pt"/>
    </style:style>
    <style:style style:name="P22" style:family="paragraph" style:parent-style-name="Table_20_Contents">
      <style:paragraph-properties fo:line-height="150%"/>
      <style:text-properties style:font-name="Abyssinica SIL" fo:font-size="13pt" officeooo:paragraph-rsid="0011a246" style:font-size-asian="13pt" style:font-size-complex="13pt"/>
    </style:style>
    <style:style style:name="P23" style:family="paragraph" style:parent-style-name="Table_20_Contents" style:list-style-name="L2">
      <style:paragraph-properties fo:line-height="150%"/>
      <style:text-properties style:font-name="Abyssinica SIL" fo:font-size="13pt" style:font-size-asian="13pt" style:font-size-complex="13pt"/>
    </style:style>
    <style:style style:name="P24" style:family="paragraph" style:parent-style-name="Table_20_Contents">
      <style:text-properties style:font-name="Abyssinica SIL" fo:font-size="15pt" fo:font-weight="bold" officeooo:rsid="000906d3" officeooo:paragraph-rsid="000906d3" style:font-size-asian="15pt" style:font-weight-asian="bold" style:font-size-complex="15pt" style:font-weight-complex="bold"/>
    </style:style>
    <style:style style:name="P25" style:family="paragraph" style:parent-style-name="Table_20_Contents">
      <style:text-properties style:font-name="Abyssinica SIL" fo:font-size="15pt" fo:font-weight="bold" officeooo:rsid="000b04ff" officeooo:paragraph-rsid="000b04ff" style:font-size-asian="15pt" style:font-weight-asian="bold" style:font-size-complex="15pt" style:font-weight-complex="bold"/>
    </style:style>
    <style:style style:name="P26" style:family="paragraph" style:parent-style-name="Table_20_Contents">
      <style:text-properties style:font-name="Abyssinica SIL" fo:font-size="15pt" fo:font-weight="bold" officeooo:rsid="001555d8" officeooo:paragraph-rsid="001555d8" style:font-size-asian="15pt" style:font-weight-asian="bold" style:font-size-complex="15pt" style:font-weight-complex="bold"/>
    </style:style>
    <style:style style:name="P27" style:family="paragraph" style:parent-style-name="Table_20_Contents">
      <style:paragraph-properties fo:line-height="150%"/>
      <style:text-properties fo:font-size="13pt" officeooo:paragraph-rsid="0019f558" style:font-size-asian="13pt" style:font-size-complex="13pt"/>
    </style:style>
    <style:style style:name="P28" style:family="paragraph" style:parent-style-name="Table_20_Contents">
      <style:text-properties fo:font-size="15pt" fo:font-weight="bold" officeooo:rsid="001555d8" officeooo:paragraph-rsid="001555d8" style:font-size-asian="15pt" style:font-weight-asian="bold" style:font-size-complex="15pt" style:font-weight-complex="bold"/>
    </style:style>
    <style:style style:name="P29" style:family="paragraph" style:parent-style-name="Table_20_Contents">
      <style:text-properties officeooo:rsid="0019f558" officeooo:paragraph-rsid="0019f558"/>
    </style:style>
    <style:style style:name="T1" style:family="text">
      <style:text-properties officeooo:rsid="0006f677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size="17.25pt" officeooo:rsid="0006f677"/>
    </style:style>
    <style:style style:name="T4" style:family="text">
      <style:text-properties style:font-name="sans-serif" fo:font-size="17.25pt" officeooo:rsid="000e2593"/>
    </style:style>
    <style:style style:name="T5" style:family="text">
      <style:text-properties style:font-name="sans-serif" fo:font-size="17.25pt" officeooo:rsid="0017267a"/>
    </style:style>
    <style:style style:name="T6" style:family="text">
      <style:text-properties style:font-name="sans-serif" fo:font-size="17.25pt" officeooo:rsid="000748bd"/>
    </style:style>
    <style:style style:name="T7" style:family="text">
      <style:text-properties officeooo:rsid="000b04ff"/>
    </style:style>
    <style:style style:name="T8" style:family="text">
      <style:text-properties officeooo:rsid="000cbe24"/>
    </style:style>
    <style:style style:name="T9" style:family="text">
      <style:text-properties officeooo:rsid="000fa94b"/>
    </style:style>
    <style:style style:name="T10" style:family="text">
      <style:text-properties officeooo:rsid="00123681"/>
    </style:style>
    <style:style style:name="T11" style:family="text">
      <style:text-properties officeooo:rsid="0012aa82"/>
    </style:style>
    <style:style style:name="T12" style:family="text">
      <style:text-properties officeooo:rsid="001449bd"/>
    </style:style>
    <style:style style:name="T13" style:family="text">
      <style:text-properties style:font-name="Abyssinica SIL"/>
    </style:style>
    <style:style style:name="T14" style:family="text">
      <style:text-properties officeooo:rsid="001555d8"/>
    </style:style>
    <style:style style:name="T15" style:family="text">
      <style:text-properties officeooo:rsid="0019f5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</text:span>Determine the Input, Process and Exit criteria</text:p>
      <text:p text:style-name="P1">for each of the project management processes</text:p>
      <text:p text:style-name="Standard"/>
      <text:p text:style-name="Standard"><text:span text:style-name="T2">-</text:span><text:span text:style-name="T3">&gt;</text:span><text:span text:style-name="T2">Present the above data in a tabular diagram</text:span></text:p>
      <text:p text:style-name="P3"><text:span text:style-name="T6"/></text:p>
      <text:p text:style-name="P3"><text:span text:style-name="T2">Ans) </text:span></text:p>
      <text:p text:style-name="P3"><text:span text:style-name="T2"/></text:p>
      <text:p text:style-name="P15"><text:span text:style-name="T2">a)Project Initiation phase</text:span></text:p>
      <text:p text:style-name="P3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Input</text:p>
          </table:table-cell>
          <table:table-cell table:style-name="Table1.A1" office:value-type="string">
            <text:p text:style-name="P24">Process</text:p>
          </table:table-cell>
          <table:table-cell table:style-name="Table1.C1" office:value-type="string">
            <text:p text:style-name="P24">Output</text:p>
          </table:table-cell>
        </table:table-row>
        <table:table-row>
          <table:table-cell table:style-name="Table1.A2" office:value-type="string">
            <text:p text:style-name="P7">- Interviews with customer and other key personnel</text:p>
            <text:p text:style-name="P7"/>
            <text:p text:style-name="P7">- Strategic documentation</text:p>
            <text:p text:style-name="P7"/>
            <text:p text:style-name="P7">-Customer literature </text:p>
            <text:p text:style-name="P7"/>
            <text:p text:style-name="P7">-Lessons learned from previous projects performed for project sponsor </text:p>
            <text:p text:style-name="P21"/>
          </table:table-cell>
          <table:table-cell table:style-name="Table1.A2" office:value-type="string">
            <text:p text:style-name="P7"><text:span text:style-name="T10">a) </text:span>Interview </text:p>
            <text:p text:style-name="P7">Customer </text:p>
            <text:p text:style-name="P8"><text:span text:style-name="T10">b)</text:span>Conduct Internal Research</text:p>
            <text:p text:style-name="P8"><text:span text:style-name="T10">c)</text:span>Develop Solution and Requirements </text:p>
            <text:p text:style-name="P8"><text:span text:style-name="T10">d)</text:span>Review Lessons Learned <text:span text:style-name="T10">e)</text:span>Review Customer Requirements </text:p>
            <text:p text:style-name="P8"><text:span text:style-name="T10">f)</text:span>Define Project Roles</text:p>
            <text:list xml:id="list5091342733321932771" text:style-name="L1">
              <text:list-item>
                <text:p text:style-name="P19"><text:span text:style-name="T9">project Manager</text:span></text:p>
              </text:list-item>
              <text:list-item>
                <text:p text:style-name="P19">Project<text:span text:style-name="T9"> Sponsor</text:span></text:p>
              </text:list-item>
            </text:list>
            <text:p text:style-name="P8"/>
            <text:p text:style-name="P8"/>
            <text:p text:style-name="P8"><text:span text:style-name="T10">g)</text:span>Assemble Core Project Team </text:p>
            <text:p text:style-name="P7"><text:span text:style-name="T10">h)</text:span>Develop High-Level Work Breakdown Structure (WBS) </text:p>
            <text:p text:style-name="P7"/>
            <text:p text:style-name="P7"><text:span text:style-name="T10">i)</text:span>High-Level Risk <text:soft-page-break/>Assessment</text:p>
            <text:p text:style-name="P8"><text:span text:style-name="T10">j)</text:span>Develop Cost Estimates <text:span text:style-name="T10">k)</text:span>Develop High-Level Project Charter </text:p>
            <text:p text:style-name="P8"><text:span text:style-name="T10">l)</text:span>Review with Owners for Approval </text:p>
          </table:table-cell>
          <table:table-cell table:style-name="Table1.C2" office:value-type="string">
            <text:p text:style-name="P7">-Opportunity Summary</text:p>
            <text:p text:style-name="P7"/>
            <text:p text:style-name="P7">-Pre-Project Budget Worksheet</text:p>
            <text:p text:style-name="P7"/>
            <text:p text:style-name="P7">-Opportunity Assessment Detail</text:p>
            <text:p text:style-name="P7"/>
            <text:p text:style-name="P7">-Quality Assurance Template</text:p>
            <text:p text:style-name="P7"/>
            <text:p text:style-name="P7">-High Level WBS</text:p>
            <text:p text:style-name="P7"/>
            <text:p text:style-name="P7">-High Level Risk Assessment</text:p>
            <text:p text:style-name="P7"/>
            <text:p text:style-name="P7">-Client Cost Benefit Analysis</text:p>
            <text:p text:style-name="P7"/>
            <text:p text:style-name="P7">-Problem</text:p>
            <text:p text:style-name="P9">Identification</text:p>
            <text:p text:style-name="P9"><text:s/></text:p>
            <text:p text:style-name="P7">-Proposal Checklist</text:p>
            <text:p text:style-name="P7"/>
            <text:p text:style-name="P7">-Project Proposal Document</text:p>
            <text:p text:style-name="P7"/>
            <text:p text:style-name="P7"><text:soft-page-break/>-High Level </text:p>
            <text:p text:style-name="P7">Project Charter</text:p>
            <text:p text:style-name="P21"/>
          </table:table-cell>
        </table:table-row>
      </table:table>
      <text:p text:style-name="P4"><text:span text:style-name="T2"/></text:p>
      <text:p text:style-name="P16"><text:span text:style-name="T2"/></text:p>
      <text:p text:style-name="P16"><text:span text:style-name="T2">b) Project </text:span><text:span text:style-name="T5">P</text:span><text:span text:style-name="T2">lanning</text:span></text:p>
      <text:p text:style-name="P4"><text:span text:style-name="T2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Input</text:p>
          </table:table-cell>
          <table:table-cell table:style-name="Table2.A1" office:value-type="string">
            <text:p text:style-name="P25">Process</text:p>
          </table:table-cell>
          <table:table-cell table:style-name="Table2.C1" office:value-type="string">
            <text:p text:style-name="P25">Output</text:p>
          </table:table-cell>
        </table:table-row>
        <table:table-row>
          <table:table-cell table:style-name="Table2.A2" office:value-type="string">
            <text:p text:style-name="P6">-High Level Project Charter (with attachments) </text:p>
            <text:p text:style-name="P6"/>
            <text:p text:style-name="P6">-High Level Risk Assessment </text:p>
            <text:p text:style-name="P6"><text:s/></text:p>
            <text:p text:style-name="P6">-Requirements Document </text:p>
            <text:p text:style-name="P20"/>
          </table:table-cell>
          <table:table-cell table:style-name="Table2.A2" office:value-type="string">
            <text:p text:style-name="P22"><text:span text:style-name="T11">a)</text:span>Conduct a Project Team Detailed Planning Meeting and Work Session</text:p>
            <text:p text:style-name="P22"><text:span text:style-name="T11">b)</text:span>Develop the Detailed WBS </text:p>
            <text:p text:style-name="P22"><text:span text:style-name="T11">c)</text:span>Develop The Responsibility Matrix </text:p>
            <text:p text:style-name="P22"><text:span text:style-name="T11">d)</text:span>Develop Communications Plan </text:p>
            <text:p text:style-name="P22"><text:span text:style-name="T11">f)</text:span>Risk Assessment and Management Planning </text:p>
            <text:p text:style-name="P22"><text:span text:style-name="T11">g)</text:span>Define Human Resource Skill Requirements </text:p>
            <text:p text:style-name="P22"><text:span text:style-name="T11">h)</text:span>Schedule </text:p>
            <text:p text:style-name="P6">Preparation </text:p>
            <text:p text:style-name="P22"><text:span text:style-name="T11">i_</text:span>Develop Cost Management Plan </text:p>
            <text:p text:style-name="P22"><text:span text:style-name="T11">j)</text:span>Measuring </text:p>
            <text:p text:style-name="P6"><text:soft-page-break/>Quality </text:p>
            <text:p text:style-name="P22"><text:span text:style-name="T11">k)</text:span>Project Procurement Management </text:p>
            <text:p text:style-name="P22"><text:span text:style-name="T11">l)</text:span>Project Procurement Management</text:p>
            <text:p text:style-name="P22"><text:span text:style-name="T11">m)</text:span> Obtain Communication Management Plan Approval </text:p>
            <text:p text:style-name="P6"><text:span text:style-name="T11">n)</text:span>Finalize Project Charter </text:p>
            <text:p text:style-name="P6"><text:span text:style-name="T11">o)</text:span>Conduct Management Review with Owner</text:p>
            <text:p text:style-name="P6"><text:span text:style-name="T11">p)</text:span>Develop </text:p>
            <text:p text:style-name="P6">Baselines </text:p>
            <text:p text:style-name="P22"/>
          </table:table-cell>
          <table:table-cell table:style-name="Table2.C2" office:value-type="string">
            <text:p text:style-name="P6"/>
            <text:p text:style-name="P6">-Communications Plan </text:p>
            <text:p text:style-name="P6"/>
            <text:p text:style-name="P6">-Communications Matrix </text:p>
            <text:p text:style-name="P6">-Issue Log</text:p>
            <text:p text:style-name="P6">-Action Item Log</text:p>
            <text:p text:style-name="P6">-Documentation Matrix</text:p>
            <text:p text:style-name="P6">-Status Reports</text:p>
            <text:p text:style-name="P6">-Organization Chart</text:p>
            <text:p text:style-name="P6">-Project Team Directory </text:p>
            <text:p text:style-name="P6">-Project Charter</text:p>
            <text:p text:style-name="P6">-Resource Request Form</text:p>
            <text:p text:style-name="P6">-Project WBS</text:p>
            <text:p text:style-name="P6">-Requirements Traceability Matrix</text:p>
            <text:p text:style-name="P6">-Responsibility Matrix </text:p>
            <text:p text:style-name="P6">-Risk Management Guide </text:p>
            <text:p text:style-name="P6">-Project Notebook </text:p>
            <text:p text:style-name="P6"/>
            <text:p text:style-name="P6"><text:soft-page-break/>-Developing Task Worksheet </text:p>
            <text:p text:style-name="P6"/>
            <text:p text:style-name="P6">-Project Schedule</text:p>
            <text:p text:style-name="P20"/>
          </table:table-cell>
        </table:table-row>
      </table:table>
      <text:p text:style-name="P4"><text:span text:style-name="T2"/></text:p>
      <text:p text:style-name="P3"><text:span text:style-name="T2"/></text:p>
      <text:p text:style-name="P3"><text:span text:style-name="T2"/></text:p>
      <text:p text:style-name="P16"><text:span text:style-name="T2">c) Project Execution </text:span></text:p>
      <text:p text:style-name="P4">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6">Input</text:p>
          </table:table-cell>
          <table:table-cell table:style-name="Table3.A1" office:value-type="string">
            <text:p text:style-name="P26">Process</text:p>
          </table:table-cell>
          <table:table-cell table:style-name="Table3.C1" office:value-type="string">
            <text:p text:style-name="P26">Output</text:p>
          </table:table-cell>
        </table:table-row>
        <table:table-row>
          <table:table-cell table:style-name="Table3.A2" office:value-type="string">
            <text:p text:style-name="P6">-Project Team </text:p>
            <text:p text:style-name="P6">-Project WBS </text:p>
            <text:p text:style-name="P6"/>
            <text:p text:style-name="P6">-Communication Plan </text:p>
            <text:p text:style-name="P6"/>
            <text:p text:style-name="P6">-Risk Management Plan </text:p>
            <text:p text:style-name="P6"/>
            <text:p text:style-name="P6">-Organization Chart </text:p>
            <text:p text:style-name="P6"/>
            <text:p text:style-name="P6"><text:soft-page-break/>-Responsibility Matrix </text:p>
            <text:p text:style-name="P6"/>
            <text:p text:style-name="P6"/>
            <text:p text:style-name="P20"/>
          </table:table-cell>
          <table:table-cell table:style-name="Table3.A2" office:value-type="string">
            <text:p text:style-name="P20"><text:span text:style-name="T12">a)</text:span> <text:span text:style-name="T7">Tracking</text:span></text:p>
            <text:p text:style-name="P20"><text:span text:style-name="T12">b)</text:span> Status </text:p>
            <text:p text:style-name="P6">Meeting </text:p>
            <text:p text:style-name="P20"><text:span text:style-name="T12">c)</text:span>Change </text:p>
            <text:p text:style-name="P6">Management </text:p>
            <text:list xml:id="list7598755133045418610" text:style-name="L2">
              <text:list-item>
                <text:p text:style-name="P23"><text:s/>Evaluate Scope Change Requests </text:p>
              </text:list-item>
              <text:list-item>
                <text:p text:style-name="P23">Assess Scope Change Impact </text:p>
              </text:list-item>
              <text:list-item>
                <text:p text:style-name="P23"><text:soft-page-break/>Taking Corrective Action </text:p>
              </text:list-item>
              <text:list-item>
                <text:p text:style-name="P23">Review Status with Owner </text:p>
                <text:p text:style-name="P23"/>
              </text:list-item>
              <text:list-item>
                <text:p text:style-name="P23">-Update Project Plans and Schedule </text:p>
              </text:list-item>
            </text:list>
            <text:p text:style-name="P6"><text:span text:style-name="T12">d)</text:span>Maintaining </text:p>
            <text:p text:style-name="P6">Qualit<text:span text:style-name="T8">y</text:span></text:p>
            <text:p text:style-name="P6"><text:span text:style-name="T12">e)</text:span>Project </text:p>
            <text:p text:style-name="P6">Documentation </text:p>
            <text:p text:style-name="P6"><text:span text:style-name="T12">f)</text:span>Executive </text:p>
            <text:p text:style-name="P6">Review </text:p>
            <text:p text:style-name="P6"><text:span text:style-name="T12">g)</text:span>Meeting Facilitation </text:p>
            <text:p text:style-name="P6"/>
            <text:p text:style-name="P6"/>
          </table:table-cell>
          <table:table-cell table:style-name="Table3.C2" office:value-type="string">
            <text:p text:style-name="P2">-<text:span text:style-name="T13">Current and Updated Project Schedule </text:span></text:p>
            <text:p text:style-name="P6"/>
            <text:p text:style-name="P14"/>
          </table:table-cell>
        </table:table-row>
      </table:table>
      <text:p text:style-name="P4"><text:span text:style-name="T2"/></text:p>
      <text:p text:style-name="P18"><text:span text:style-name="T2">e) Monitoring and control</text:span></text:p>
      <text:p text:style-name="P16"><text:span text:style-name="T2"/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9">Input </text:p>
          </table:table-cell>
          <table:table-cell table:style-name="Table5.A1" office:value-type="string">
            <text:p text:style-name="P29">Process</text:p>
          </table:table-cell>
          <table:table-cell table:style-name="Table5.C1" office:value-type="string">
            <text:p text:style-name="P29">Output</text:p>
          </table:table-cell>
        </table:table-row>
        <table:table-row>
          <table:table-cell table:style-name="Table5.A2" office:value-type="string">
            <text:p text:style-name="P12">-Project Notebook </text:p>
            <text:p text:style-name="P12"/>
            <text:p text:style-name="P12">-Is<text:span text:style-name="T12">s</text:span>ues/Action Item Log </text:p>
            <text:p text:style-name="P12">-Status Reports </text:p>
            <text:p text:style-name="P12">-Project Schedule </text:p>
          </table:table-cell>
          <table:table-cell table:style-name="Table5.A2" office:value-type="string">
            <text:p text:style-name="P12"><text:span text:style-name="T15">a)</text:span>Monitor and Control Project Risk</text:p>
            <text:p text:style-name="P12"><text:span text:style-name="T15">b)</text:span>Manage &amp; Resolve HR Conflicts </text:p>
            <text:p text:style-name="P12"><text:span text:style-name="T15">c)</text:span>Adjust </text:p>
            <text:p text:style-name="P12">Schedules </text:p>
            <text:p text:style-name="P12"><text:span text:style-name="T15">d)Manage </text:span>Troubled Project Process </text:p>
            <text:p text:style-name="P12"><text:span text:style-name="T15">e)</text:span>Complete the Phase Sign-off </text:p>
            <text:p text:style-name="P12"><text:soft-page-break/><text:span text:style-name="T15">f)</text:span>Conduct Interim Project <text:span text:style-name="T15">g)</text:span>Review with Owner </text:p>
          </table:table-cell>
          <table:table-cell table:style-name="Table5.C2" office:value-type="string">
            <text:p text:style-name="P12">-Change Management</text:p>
            <text:p text:style-name="P12"/>
            <text:p text:style-name="P12">-Quality Management </text:p>
            <text:p text:style-name="P12">-Phase Sign Off</text:p>
            <text:p text:style-name="P27"/>
          </table:table-cell>
        </table:table-row>
      </table:table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7"><text:span text:style-name="T2">d) Project Closure</text:span></text:p>
      <text:p text:style-name="P5"><text:span text:style-name="T2"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8">Input</text:p>
          </table:table-cell>
          <table:table-cell table:style-name="Table4.A1" office:value-type="string">
            <text:p text:style-name="P28">Process</text:p>
          </table:table-cell>
          <table:table-cell table:style-name="Table4.C1" office:value-type="string">
            <text:p text:style-name="P28">Output</text:p>
          </table:table-cell>
        </table:table-row>
        <table:table-row>
          <table:table-cell table:style-name="Table4.A2" office:value-type="string">
            <text:p text:style-name="P6">-Completed, up-to-date project schedules </text:p>
            <text:p text:style-name="P6"/>
            <text:p text:style-name="P6">-All project documentation </text:p>
            <text:p text:style-name="P6"/>
            <text:p text:style-name="P6">-Quality Checklists </text:p>
            <text:p text:style-name="P20"/>
          </table:table-cell>
          <table:table-cell table:style-name="Table4.A2" office:value-type="string">
            <text:p text:style-name="P6"><text:span text:style-name="T14">a)</text:span>Administrative </text:p>
            <text:p text:style-name="P6">Closure </text:p>
            <text:p text:style-name="P6"/>
            <text:p text:style-name="P10"><text:span text:style-name="T14">b)</text:span>Survey the Project Participants</text:p>
            <text:p text:style-name="P10"><text:span text:style-name="T14">c)</text:span>Conduct Post Implementation Review</text:p>
            <text:p text:style-name="P13"><text:span text:style-name="T14">d)</text:span>Develop Lessons Learned </text:p>
            <text:p text:style-name="P13"><text:span text:style-name="T14">e)</text:span>Send Documentation to Repository</text:p>
            <text:p text:style-name="P11"><text:span text:style-name="T14">f)</text:span>Hold Project Celebration</text:p>
          </table:table-cell>
          <table:table-cell table:style-name="Table4.C2" office:value-type="string">
            <text:p text:style-name="P6">-Post Implementation Review </text:p>
            <text:p text:style-name="P6"/>
            <text:p text:style-name="P6">-Performance Evaluations</text:p>
            <text:p text:style-name="P6"/>
            <text:p text:style-name="P6">-Lessons Learned</text:p>
            <text:p text:style-name="P6"/>
            <text:p text:style-name="P6">-Project Evaluation</text:p>
            <text:p text:style-name="P6"/>
            <text:p text:style-name="P6">-Delivery of Final Documentation</text:p>
            <text:p text:style-name="P6"/>
            <text:p text:style-name="P6">-Project Sign-Off</text:p>
            <text:p text:style-name="P6"/>
            <text:p text:style-name="P6">-Customer Satisfaction Survey</text:p>
            <text:p text:style-name="P20"/>
          </table:table-cell>
        </table:table-row>
      </table:table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3:51:10.475761778</meta:creation-date>
    <meta:generator>LibreOffice/5.1.4.2$Linux_X86_64 LibreOffice_project/10m0$Build-2</meta:generator>
    <dc:date>2016-08-18T15:27:46.409211068</dc:date>
    <meta:editing-duration>PT45M1S</meta:editing-duration>
    <meta:editing-cycles>14</meta:editing-cycles>
    <meta:document-statistic meta:table-count="5" meta:image-count="0" meta:object-count="0" meta:page-count="5" meta:paragraph-count="150" meta:word-count="421" meta:character-count="3331" meta:non-whitespace-character-count="2983"/>
  </office:meta>
</office:document-meta>
</file>